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8e4f" officeooo:paragraph-rsid="001a8e4f"/>
    </style:style>
    <style:style style:name="P2" style:family="paragraph" style:parent-style-name="Standard">
      <style:text-properties officeooo:rsid="001a902d" officeooo:paragraph-rsid="001a902d"/>
    </style:style>
    <style:style style:name="P3" style:family="paragraph" style:parent-style-name="Standard">
      <style:text-properties officeooo:rsid="001a93bf" officeooo:paragraph-rsid="001a93bf"/>
    </style:style>
    <style:style style:name="P4" style:family="paragraph" style:parent-style-name="Text_20_body">
      <style:text-properties officeooo:rsid="001a93bf" officeooo:paragraph-rsid="001a93bf"/>
    </style:style>
    <style:style style:name="P5" style:family="paragraph" style:parent-style-name="Text_20_body">
      <style:text-properties officeooo:rsid="001bdbd4" officeooo:paragraph-rsid="001bdbd4"/>
    </style:style>
    <style:style style:name="P6" style:family="paragraph" style:parent-style-name="Footer">
      <style:text-properties officeooo:rsid="001bdbd4" officeooo:paragraph-rsid="001bdbd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dbd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dbd4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<text:span text:style-name="T2">de TD </text:span>d’IHM</text:p>
      <text:p text:style-name="P1"><text:span text:style-name="T1">Instructions</text:span> : compiler, paramétrer le projet (Run&gt;Run in terminal à cocher), puis une fois lancé, cliquer sur le post-it rose pour en traquer la couleur, la boite de dialogue implémente différents contrôles utilisateurs : couleur traquée, seuils, intervalles de couleur résultants, degré d’érosion/dilatation et nombre d’itérations.</text:p>
      <text:p text:style-name="P1"/>
      <text:h text:style-name="Heading_20_1" text:outline-level="1">Détection d’un marqueur coloré</text:h>
      <text:p text:style-name="P1"/>
      <text:p text:style-name="P1">Je stocke la couleur obtenue par le clic dans un attribut <text:span text:style-name="T3">_color.</text:span></text:p>
      <text:p text:style-name="P1">Ensuite, avec un seuillage défini par l’utilisateur (prédéfini pour bien marcher avec le tracking du rose), on obtient les intervalles de couleur.</text:p>
      <text:p text:style-name="P1"/>
      <text:p text:style-name="P2">Je crée <text:span text:style-name="T3">mask</text:span> et <text:span text:style-name="T3">invMask</text:span>, qui sont le masque binaire des pixels sélectionnés et son inverse, et je leur applique les fonctions d’érosion et de dilatation. Je lance ensuite le <text:span text:style-name="T3">SimpleBlobDetector</text:span> sur le masque inversé pour détecter les blobs, puis j’en en extrait le plus gros et je l’affiche sur la frame <text:span text:style-name="T3">_color</text:span>.</text:p>
      <text:p text:style-name="P2"/>
      <text:p text:style-name="P3">Sites qui m’ont aidé :</text:p>
      <text:p text:style-name="P3"><text:a xlink:type="simple" xlink:href="https://www.learnopencv.com/blob-detection-using-opencv-python-c/" text:style-name="Internet_20_link" text:visited-style-name="Visited_20_Internet_20_Link">https://www.learnopencv.com/blob-detection-using-opencv-python-c/</text:a> pour l’implémentation des paramètres</text:p>
      <text:p text:style-name="P3"><text:a xlink:type="simple" xlink:href="https://stackoverflow.com/questions/39862630/simpleblobdetector-not-recognizing-the-more-obvious-circles" text:style-name="Internet_20_link" text:visited-style-name="Visited_20_Internet_20_Link">https://stackoverflow.com/questions/39862630/simpleblobdetector-not-recognizing-the-more-obvious-circles</text:a> pour comprendre qu’il faut régler le paramètre maxArea si on veut que le blob du post-it (en général plus gros que la limite max par défaut)...</text:p>
      <text:p text:style-name="P2"/>
      <text:p text:style-name="P2"/>
      <text:h text:style-name="Heading_20_1" text:outline-level="1">Détection du visage</text:h>
      <text:p text:style-name="P4">Je crée un <text:span text:style-name="T3">classifier</text:span> <text:span text:style-name="T2">que je charge avec un apprentissage pour détecter les visages (dans l’initialisation de </text:span><text:span text:style-name="T4">MainWindow </text:span><text:span text:style-name="T2">pour éviter la surcharge).</text:span></text:p>
      <text:p text:style-name="P5">Ensuite, je lance la reconnaissance faciale et stocke les faces dans <text:span text:style-name="T3">faces</text:span>. Ici, on a qu’un seul visage à détecter donc je fait une sélection du visage le plus gros pour éliminer les faux positifs liés au bruit. </text:p>
      <text:p text:style-name="P4">Je me suis inspiré de l’implémentation ici :<text:a xlink:type="simple" xlink:href="http://opencvexamples.blogspot.com/2013/10/face-detection-using-haar-cascade.html" text:style-name="Internet_20_link" text:visited-style-name="Visited_20_Internet_20_Link">http://opencvexamples.blogspot.com/2013/10/face-detection-using-haar-cascade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dbd4" officeooo:paragraph-rsid="001bdb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omain Luu – 3A TNOI, 29 janvier 2018</text:p>
        <text:p text:style-name="MP1">Institut d’Optique d’Aquitain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5:14:52.558577199</meta:creation-date>
    <dc:date>2018-01-29T17:52:26.817570129</dc:date>
    <meta:editing-duration>PT6M3S</meta:editing-duration>
    <meta:editing-cycles>1</meta:editing-cycles>
    <meta:document-statistic meta:table-count="0" meta:image-count="0" meta:object-count="0" meta:page-count="1" meta:paragraph-count="15" meta:word-count="259" meta:character-count="1846" meta:non-whitespace-character-count="1599"/>
    <meta:generator>LibreOffice/5.2.7.2$Linux_X86_64 LibreOffice_project/20m0$Build-2</meta:generator>
  </office:meta>
</office:document-meta>
</file>